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2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7.17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1.291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6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2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2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 itm_beorn_heavy_ba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 itm_beorn_heavy_ba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4|knows_shield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5|knows_shield_5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_good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_good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power_strike_4|knows_ironflesh_5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_good,itm_beorn_padded_bad,itm_beorn_berserk_bad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_good,itm_beorn_padded_bad,itm_beorn_berserk_bad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strike_5|knows_ironflesh_6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padded, itm_beorn_berserk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padded, itm_beorn_berserk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6|knows_shield_7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3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6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, itm_riv_knight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knight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" calcext:value-type="string">
            <text:p>["ac5_riv_rider","Rivendell_Rider","Rivendell_Riders"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" calcext:value-type="string">
            <text:p>["ac6_riv_knight","Knight_of_Imladris","Knights_of_Imladris"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knows_common|knows_athletics_5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1|knows_shield_1|knows_athletics_3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ironflesh_1|knows_power_strike_1|knows_power_throw_1|knows_shield_1|knows_athletics_3|knows_looting_1|knows_tracking_1|knows_pathfinding_2|knows_spotting_1|knows_wound_treatment_1|knows_persuasion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ironflesh_1|knows_power_strike_1|knows_power_throw_1|knows_shield_1|knows_athletics_3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ironflesh_1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ironflesh_1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3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| int_3| cha_3|level(36),wp(75),knows_power_strike_5|knows_ironflesh_10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| int_3| cha_3|level(36),wp(75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| int_3| cha_3|level(43),wp(90),knows_power_strike_6|knows_ironflesh_11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| int_3| cha_3|level(43),wp(90),knows_power_strike_6|knows_ironflesh_11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| int_3| cha_3|level(55),wp(100),knows_power_strike_6|knows_ironflesh_12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| int_3| cha_3|level(55),wp(100),knows_power_strike_6|knows_ironflesh_12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| int_3| cha_3|level(3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8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| int_3| cha_3|level(33),wp(90),knows_power_strike_6|knows_ironflesh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| int_3| cha_3|level(33),wp(90),knows_power_strike_6|knows_ironflesh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| int_3| cha_3|level(41)</text:p>
          </table:table-cell>
          <table:table-cell table:style-name="ce23" office:value-type="string" calcext:value-type="string">
            <text:p>wp(120)</text:p>
          </table:table-cell>
          <table:table-cell table:style-name="ce23" office:value-type="string" calcext:value-type="string">
            <text:p>knows_power_strike_9|knows_ironflesh_13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| int_3| cha_3|level(41),wp(120),knows_power_strike_9|knows_ironflesh_13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| int_3| cha_3|level(41),wp(120),knows_power_strike_9|knows_ironflesh_13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| int_3| cha_3|level(5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| int_3| cha_3|level(50),wp(100),knows_power_strike_5|knows_ironflesh_10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| int_3| cha_3|level(5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2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| int_3| cha_3|level(42),wp(75),knows_power_strike_5|knows_ironflesh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| int_3| cha_3|level(42),wp(75),knows_power_strike_5|knows_ironflesh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6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| int_3| cha_3|level(46),wp(85),knows_power_strike_5|knows_ironflesh_10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| int_3| cha_3|level(46),wp(85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| int_3| cha_3|level(60),wp(100),knows_power_strike_6|knows_ironflesh_12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| int_3| cha_3|level(60),wp(100),knows_power_strike_6|knows_ironflesh_12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2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| int_3| cha_3|level(42),wp(90),knows_power_strike_5|knows_ironflesh_10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| int_3| cha_3|level(42),wp(9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| int_3| cha_3|level(46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| int_3| cha_3|level(46),wp(100),knows_power_strike_6|knows_ironflesh_12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| int_3| cha_3|level(46),wp(100),knows_power_strike_6|knows_ironflesh_12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| int_3| cha_3|level(65)</text:p>
          </table:table-cell>
          <table:table-cell table:style-name="ce23" office:value-type="string" calcext:value-type="string">
            <text:p>wp(130)</text:p>
          </table:table-cell>
          <table:table-cell table:style-name="ce23" office:value-type="string" calcext:value-type="string">
            <text:p>knows_power_strike_7|knows_ironflesh_13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| int_3| cha_3|level(65),wp(130),knows_power_strike_7|knows_ironflesh_13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| int_3| cha_3|level(65),wp(130),knows_power_strike_7|knows_ironflesh_13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| int_3| cha_3|level(40),wp(100),knows_power_strike_5|knows_ironflesh_10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2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ent2&quot;,&quot;Ent&quot;,&quot;Ents&quot;,tf_troll| tfg_helm| tfg_boots| tfg_armor| tfg_gloves| tf_no_capture_alive,0,0,fac_commoners,[itm_ent_head, itm_ent_head_2, itm_ent_head_3,itm_ent_body,itm_ent_hands,itm_ent_feet_boots,itm_tree_trunk_invis,itm_ent_water,],str_25| agi_3| int_3| cha_3|level(63),wp(250),knows_power_strike_15|knows_ironflesh_15,troll_face1,troll_face2]," calcext:value-type="string">
            <text:p>["ent2","Ent","Ents",tf_troll| tfg_helm| tfg_boots| tfg_armor| tfg_gloves| tf_no_capture_alive,0,0,fac_commoners,[itm_ent_head, itm_ent_head_2, itm_ent_head_3,itm_ent_body,itm_ent_hands,itm_ent_feet_boots,itm_tree_trunk_invis,itm_ent_water,],str_25| agi_3| int_3| cha_3|level(63),wp(250),knows_power_strike_15|knows_ironflesh_15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6">
          <table:table-cell table:number-columns-repeated="7"/>
          <table:table-cell table:style-name="ce67" office:value-type="string" calcext:value-type="string">
            <text:p>Char 1</text:p>
          </table:table-cell>
          <table:table-cell table:style-name="ce67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2</text:p>
          </table:table-cell>
          <table:table-cell table:style-name="ce67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3</text:p>
          </table:table-cell>
          <table:table-cell table:style-name="ce67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4</text:p>
          </table:table-cell>
          <table:table-cell table:style-name="ce67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5</text:p>
          </table:table-cell>
          <table:table-cell table:style-name="ce67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6</text:p>
          </table:table-cell>
          <table:table-cell table:style-name="ce67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7</text:p>
          </table:table-cell>
          <table:table-cell table:style-name="ce67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6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.00.0000</text:date>, <text:time style:data-style-name="N2" text:time-value="13:41:12.79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initial-creator/>
    <dc:creator>Jöran Balks</dc:creator>
    <meta:creation-date>2018-01-09T20:56:58Z</meta:creation-date>
    <dc:date>2020-03-16T14:40:02.390000000</dc:date>
    <meta:editing-cycles>382</meta:editing-cycles>
    <meta:editing-duration>P5DT2H11M26S</meta:editing-duration>
    <meta:document-statistic meta:table-count="2" meta:cell-count="7111" meta:object-count="0"/>
  </office:meta>
</office:document-meta>
</file>